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28cm" fo:min-width="2.55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3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1.524cm" svg:x="5.8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282cm" svg:height="0.742cm" svg:x="3.084cm" svg:y="1.524cm">
          <draw:text-box>
            <text:p text:style-name="P1"><text:span text:style-name="T1">Glucucocorticoids</text:span></text:p>
          </draw:text-box>
        </draw:frame>
        <draw:frame draw:style-name="gr2" draw:text-style-name="P2" draw:layer="layout" svg:width="4.282cm" svg:height="0.742cm" svg:x="8.926cm" svg:y="1.524cm">
          <draw:text-box>
            <text:p text:style-name="P1"><text:span text:style-name="T1">Anabolic steroids</text:span></text:p>
          </draw:text-box>
        </draw:frame>
        <draw:frame draw:style-name="gr2" draw:text-style-name="P2" draw:layer="layout" svg:width="4.282cm" svg:height="0.742cm" svg:x="3.592cm" svg:y="6.624cm">
          <draw:text-box>
            <text:p text:style-name="P1"><text:span text:style-name="T1">Foxo</text:span></text:p>
          </draw:text-box>
        </draw:frame>
        <draw:frame draw:style-name="gr2" draw:text-style-name="P2" draw:layer="layout" svg:width="4.282cm" svg:height="0.742cm" svg:x="7.988cm" svg:y="4.826cm">
          <draw:text-box>
            <text:p text:style-name="P1"><text:span text:style-name="T1">REDD1</text:span></text:p>
          </draw:text-box>
        </draw:frame>
        <draw:frame draw:style-name="gr2" draw:text-style-name="P2" draw:layer="layout" svg:width="4.282cm" svg:height="0.742cm" svg:x="5.116cm" svg:y="3.556cm">
          <draw:text-box>
            <text:p text:style-name="P1"><text:span text:style-name="T1">REDD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200000762939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cm" fo:margin-bottom="0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7cm" fo:margin-bottom="0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3.715cm" svg:height="2.544cm" svg:x="0.762cm" svg:y="0.607cm" presentation:class="title" presentation:placeholder="true">
        <draw:text-box/>
      </draw:frame>
      <draw:frame presentation:style-name="Default-outline1" draw:layer="backgroundobjects" svg:width="13.715cm" svg:height="8.838cm" svg:x="0.762cm" svg:y="3.566cm" presentation:class="outline" presentation:placeholder="true">
        <draw:text-box/>
      </draw:frame>
      <draw:frame presentation:style-name="Mpr1" draw:text-style-name="MP2" draw:layer="backgroundobjects" svg:width="3.55cm" svg:height="1.051cm" svg:x="0.762cm" svg:y="13.88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831cm" svg:height="1.051cm" svg:x="5.212cm" svg:y="13.88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55cm" svg:height="1.051cm" svg:x="10.927cm" svg:y="13.88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6T21:10:51.354157212</meta:creation-date>
    <dc:date>2015-06-06T21:17:24.036244567</dc:date>
    <dc:creator>ayf </dc:creator>
    <meta:editing-duration>PT6M33S</meta:editing-duration>
    <meta:editing-cycles>2</meta:editing-cycles>
    <meta:generator>LibreOffice/4.4.3.2$Linux_X86_64 LibreOffice_project/40m0$Build-2</meta:generator>
    <meta:document-statistic meta:object-count="29"/>
  </office:meta>
</office:document-meta>
</file>